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paragraph-rsid="000dea0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rsid="001ecae3" officeooo:paragraph-rsid="001ecae3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paragraph-rsid="000dea09"/>
    </style:style>
    <style:style style:name="P6" style:family="paragraph" style:parent-style-name="Standard">
      <style:text-properties fo:language="es" fo:country="ES" officeooo:paragraph-rsid="001af03c"/>
    </style:style>
    <style:style style:name="P7" style:family="paragraph" style:parent-style-name="Standard">
      <style:text-properties fo:language="es" fo:country="ES" officeooo:rsid="001af03c" officeooo:paragraph-rsid="001af03c"/>
    </style:style>
    <style:style style:name="P8" style:family="paragraph" style:parent-style-name="Standard">
      <style:paragraph-properties fo:line-height="150%"/>
      <style:text-properties fo:language="es" fo:country="ES" officeooo:rsid="0008aa3d" officeooo:paragraph-rsid="001ecae3"/>
    </style:style>
    <style:style style:name="P9" style:family="paragraph" style:parent-style-name="Standard">
      <style:text-properties fo:language="es" fo:country="ES" officeooo:paragraph-rsid="001ecae3"/>
    </style:style>
    <style:style style:name="P10" style:family="paragraph" style:parent-style-name="Standard">
      <style:text-properties fo:language="es" fo:country="ES" officeooo:rsid="001ecae3" officeooo:paragraph-rsid="001ecae3"/>
    </style:style>
    <style:style style:name="P11" style:family="paragraph" style:parent-style-name="Standard">
      <style:paragraph-properties fo:line-height="150%"/>
      <style:text-properties fo:language="es" fo:country="ES" officeooo:rsid="001ecae3" officeooo:paragraph-rsid="001ecae3"/>
    </style:style>
    <style:style style:name="P12" style:family="paragraph" style:parent-style-name="Standard">
      <style:paragraph-properties fo:line-height="150%"/>
      <style:text-properties fo:language="es" fo:country="ES" officeooo:rsid="00225720" officeooo:paragraph-rsid="00225720"/>
    </style:style>
    <style:style style:name="P13" style:family="paragraph" style:parent-style-name="Standard">
      <style:paragraph-properties fo:line-height="150%"/>
      <style:text-properties officeooo:rsid="0008aa3d" officeooo:paragraph-rsid="001ecae3"/>
    </style:style>
    <style:style style:name="P1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2412b3" style:font-style-asian="italic" style:font-style-complex="italic"/>
    </style:style>
    <style:style style:name="P16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2412b3" style:font-size-asian="10pt" style:font-style-asian="italic" style:font-size-complex="10pt" style:font-style-complex="italic"/>
    </style:style>
    <style:style style:name="P17" style:family="paragraph">
      <style:paragraph-properties fo:text-align="center"/>
    </style:style>
    <style:style style:name="T1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mic Sans MS" fo:font-size="14pt" fo:font-weight="bold" officeooo:rsid="001af03c" style:font-size-asian="14pt" style:font-weight-asian="bold" style:font-size-complex="14pt" style:font-weight-complex="bold"/>
    </style:style>
    <style:style style:name="T3" style:family="text">
      <style:text-properties style:font-name="Comic Sans MS" fo:font-size="14pt" fo:font-weight="bold" officeooo:rsid="001c1a6f" style:font-size-asian="14pt" style:font-weight-asian="bold" style:font-size-complex="14pt" style:font-weight-complex="bold"/>
    </style:style>
    <style:style style:name="T4" style:family="text">
      <style:text-properties style:font-name="Comic Sans MS" fo:font-size="14pt" fo:font-weight="bold" officeooo:rsid="001ecae3" style:font-size-asian="14pt" style:font-weight-asian="bold" style:font-size-complex="14pt" style:font-weight-complex="bold"/>
    </style:style>
    <style:style style:name="T5" style:family="text">
      <style:text-properties officeooo:rsid="000861d4"/>
    </style:style>
    <style:style style:name="T6" style:family="text">
      <style:text-properties officeooo:rsid="000dea09"/>
    </style:style>
    <style:style style:name="T7" style:family="text">
      <style:text-properties officeooo:rsid="001af03c"/>
    </style:style>
    <style:style style:name="T8" style:family="text">
      <style:text-properties officeooo:rsid="001ecae3"/>
    </style:style>
    <style:style style:name="T9" style:family="text">
      <style:text-properties officeooo:rsid="001f2c8c"/>
    </style:style>
    <style:style style:name="T10" style:family="text">
      <style:text-properties officeooo:rsid="0020986c"/>
    </style:style>
    <style:style style:name="T11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12" style:family="text">
      <style:text-properties fo:font-variant="normal" fo:text-transform="none" fo:color="#333333" style:font-name="Georgia" fo:letter-spacing="normal" fo:font-style="normal" fo:font-weight="normal"/>
    </style:style>
    <style:style style:name="T13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14" style:family="text">
      <style:text-properties officeooo:rsid="000e68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aderno <text:span text:style-name="T5">@seguriactiva de e</text:span>jercicios Menores <text:span text:style-name="T5">en La Red</text:span></text:p>
      <text:p text:style-name="P2"/>
      <text:p text:style-name="P3">PROPIEDAD INTELECTUAL</text:p>
      <text:p text:style-name="P4"/>
      <text:p text:style-name="P6"><text:span text:style-name="T1">1.- </text:span><text:span text:style-name="T6">Escribe en el siguiente cuadro el nombre de uno o varios autores o autoras de una obra literaria, musical, artística, vídeo, cine, etc. que conozcas</text:span></text:p>
      <text:p text:style-name="P6"><draw:rect text:anchor-type="paragraph" draw:z-index="1" draw:style-name="gr1" draw:text-style-name="P17" svg:width="16.606cm" svg:height="2.872cm" svg:x="0.196cm" svg:y="0.199cm"><text:p/></draw:rect></text:p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2">2</text:span><text:span text:style-name="T1">.- </text:span><text:span text:style-name="T6">¿Te gustaría trabajar como autor o autora? Comenta con tus compañeros/as y tu profesor/a</text:span></text:p>
      <text:p text:style-name="P9"/>
      <text:p text:style-name="P9"><text:span text:style-name="T3">3</text:span><text:span text:style-name="T2">.-</text:span><text:span text:style-name="T7"> Contesta Verdadero o Falso rodeando con un círculo y comenta con tu profesor/a.</text:span></text:p>
      <text:p text:style-name="P13">a) <text:span text:style-name="T8">Todo lo que hay en Internet es gratuito</text:span> <text:s/>V <text:s/>- <text:s/>F</text:p>
      <text:p text:style-name="P13">b) <text:span text:style-name="T8">Todo lo que hay en internet tiene siempre un autor o autora</text:span> <text:s/>V <text:s/>- <text:s/>F</text:p>
      <text:p text:style-name="P13">c) <text:span text:style-name="T8">Un autor o autora decide cómo debe usarse su obra</text:span> <text:s/>V <text:s/>- <text:s/>F</text:p>
      <text:p text:style-name="P11">d) Todas las obras son <text:span text:style-name="T9">de pago</text:span> <text:s/>V <text:s/>- <text:s/>F</text:p>
      <text:p text:style-name="P8"><text:span text:style-name="T8">e</text:span>) <text:span text:style-name="T8">Un dibujo o una foto es una obra de un autor o autora</text:span> <text:s/>V <text:s/>- <text:s/>F</text:p>
      <text:p text:style-name="P11">f) A veces, algunas obras cuestan dinero <text:s/>V <text:s/>- <text:s/>F</text:p>
      <text:p text:style-name="P10"><text:span text:style-name="T3">4.-</text:span> <text:span text:style-name="T7">Contesta Verdadero o Falso rodeando con un círculo y comenta con tu profesor/a.</text:span></text:p>
      <text:p text:style-name="P11">Si veo una obra en Internet y no sé si se puede usar gratis:</text:p>
      <text:p text:style-name="P11">a) No tengo que pedir permiso al autor porque si está en Internet es gratis <text:s/>V <text:s/>- <text:s/>F</text:p>
      <text:p text:style-name="P11">b) Tengo que pedir permiso a su autor/a para utilizar la obra <text:s/>V <text:s/>- <text:s/>F</text:p>
      <text:p text:style-name="P11">c) Junto a la obra puede haber un aviso de cómo SI se puede usar y cómo NO se puede usar <text:s/>V <text:s/>- <text:s/>F</text:p>
      <text:p text:style-name="P7"><text:span text:style-name="T4">5</text:span><text:span text:style-name="T1">.- </text:span><text:span text:style-name="T8">Escribe en el siguiente cuadro lo que es la piratería informática y comenta con tu profesor/a</text:span></text:p>
      <text:p text:style-name="P7"><draw:rect text:anchor-type="paragraph" draw:z-index="0" draw:style-name="gr1" draw:text-style-name="P17" svg:width="16.606cm" svg:height="2.872cm" svg:x="0.799cm" svg:y="0.067cm"><text:p/></draw:rect></text:p>
      <text:p text:style-name="P7"/>
      <text:p text:style-name="P7"/>
      <text:p text:style-name="P5"/>
      <text:p text:style-name="P5"/>
      <text:p text:style-name="P5"/>
      <text:p text:style-name="P9"><text:span text:style-name="T4">6</text:span><text:span text:style-name="T1">.- </text:span><text:span text:style-name="T6">Contesta Verdadero o Falso rodeando con un círculo y comenta con tu profesor/a.</text:span></text:p>
      <text:p text:style-name="P11">a) Un programa pirateado funciona <text:span text:style-name="T10">PEOR</text:span> que uno original <text:s/>V <text:s/>- <text:s/>F</text:p>
      <text:p text:style-name="P11">b) Un programa pirateado no tiene las últimas <text:span text:style-name="T10">ACTUALIZACIONES</text:span> <text:s/>V <text:s/>- <text:s/>F</text:p>
      <text:p text:style-name="P11">c) Un programa pirateado es el que usan <text:span text:style-name="T10">LOS QUE MÁS SABEN</text:span> de informática <text:s/>V <text:s/>- <text:s/>F</text:p>
      <text:p text:style-name="P11">d) Un programa pirateado <text:span text:style-name="T10">PERJUDICA</text:span> a su autor o autora <text:s text:c="2"/>V <text:s/>- <text:s/>F</text:p>
      <text:p text:style-name="P12">e) Un programa pirateado es más fácil que tenga un VIRUS <text:s text:c="2"/>V <text:s/>- <text:s/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2412b3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2412b3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2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16:47.383052392</dc:date>
    <dc:creator>Juan Romero</dc:creator>
    <meta:editing-duration>PT4H21M35S</meta:editing-duration>
    <meta:editing-cycles>27</meta:editing-cycles>
    <meta:generator>LibreOffice/4.2.8.2$Linux_X86_64 LibreOffice_project/420m0$Build-2</meta:generator>
    <meta:document-statistic meta:table-count="0" meta:image-count="1" meta:object-count="0" meta:page-count="1" meta:paragraph-count="26" meta:word-count="346" meta:character-count="1883" meta:non-whitespace-character-count="1515"/>
  </office:meta>
</office:document-meta>
</file>